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Calibri" svg:font-family="Calibri" style:font-family-generic="swiss" style:font-pitch="variable"/>
    <style:font-face style:name="Fira Sans" svg:font-family="'Fira Sans', sans-serif"/>
    <style:font-face style:name="Gotham" svg:font-family="Gotha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ianne" svg:font-family="Marianne, Roboto, apple-system, BlinkMacSystemFont, 'Segoe UI', Oxygen-Sans, Ubuntu, Cantarell, 'Helvetica Neue', sans-serif"/>
    <style:font-face style:name="Merriweather" svg:font-family="Merriweather, serif"/>
    <style:font-face style:name="Microsoft YaHei" svg:font-family="'Microsoft YaHei'" style:font-family-generic="system" style:font-pitch="variable"/>
    <style:font-face style:name="Montserrat" svg:font-family="Montserrat, sans-serif"/>
    <style:font-face style:name="NSimSun" svg:font-family="NSimSun" style:font-family-generic="system" style:font-pitch="variable"/>
    <style:font-face style:name="Open Sans" svg:font-family="'Open Sans', 'Helvetica Neue', Helvetica, Roboto, Arial, sans-serif"/>
    <style:font-face style:name="OpenSymbol" svg:font-family="OpenSymbol" style:font-charset="x-symbol"/>
  </office:font-face-decls>
  <office:automatic-styles>
    <style:style style:name="Tableau1" style:family="table">
      <style:table-properties style:width="19.225cm" table:align="margins"/>
    </style:style>
    <style:style style:name="Tableau1.A" style:family="table-column">
      <style:table-column-properties style:column-width="2.247cm" style:rel-column-width="1275*"/>
    </style:style>
    <style:style style:name="Tableau1.B" style:family="table-column">
      <style:table-column-properties style:column-width="2.646cm" style:rel-column-width="1501*"/>
    </style:style>
    <style:style style:name="Tableau1.C" style:family="table-column">
      <style:table-column-properties style:column-width="2.648cm" style:rel-column-width="1502*"/>
    </style:style>
    <style:style style:name="Tableau1.D" style:family="table-column">
      <style:table-column-properties style:column-width="2.618cm" style:rel-column-width="1485*"/>
    </style:style>
    <style:style style:name="Tableau1.E" style:family="table-column">
      <style:table-column-properties style:column-width="2.596cm" style:rel-column-width="1473*"/>
    </style:style>
    <style:style style:name="Tableau1.F" style:family="table-column">
      <style:table-column-properties style:column-width="3.235cm" style:rel-column-width="1835*"/>
    </style:style>
    <style:style style:name="Tableau1.G" style:family="table-column">
      <style:table-column-properties style:column-width="3.233cm" style:rel-column-width="1834*"/>
    </style:style>
    <style:style style:name="Tableau1.1" style:family="table-row">
      <style:table-row-properties style:min-row-height="2.064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G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5pt" fo:font-weight="bold" officeooo:paragraph-rsid="001ea7eb"/>
    </style:style>
    <style:style style:name="P4" style:family="paragraph" style:parent-style-name="Heading_20_2">
      <style:text-properties fo:font-variant="normal" fo:text-transform="none" style:font-name="Liberation Serif" fo:letter-spacing="normal" fo:font-style="normal" fo:font-weight="normal" officeooo:rsid="001ea7eb" officeooo:paragraph-rsid="001ea7eb"/>
    </style:style>
    <style:style style:name="P5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3a3a3a" loext:opacity="100%" style:font-name="Calibri" fo:font-size="13pt" fo:letter-spacing="normal" fo:font-style="normal" fo:font-weight="bold" style:font-size-asian="13pt" style:font-weight-asian="bold" style:font-size-complex="13pt" style:font-weight-complex="bold"/>
    </style:style>
    <style:style style:name="P6" style:family="paragraph" style:parent-style-name="Text_20_body">
      <style:text-properties fo:font-variant="normal" fo:text-transform="none" fo:color="#3a3a3a" loext:opacity="100%" style:font-name="Liberation Serif" fo:font-size="14pt" fo:letter-spacing="normal" fo:font-style="normal" style:text-underline-style="solid" style:text-underline-width="auto" style:text-underline-color="font-color" fo:font-weight="bold" officeooo:rsid="001ea7eb" officeooo:paragraph-rsid="001ea7eb" style:font-weight-asian="bold" style:font-weight-complex="bold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bold" style:font-weight-asian="bold" style:font-weight-complex="bold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bold" officeooo:rsid="001ea7eb" officeooo:paragraph-rsid="001ea7eb" style:font-weight-asian="bold" style:font-weight-complex="bold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60%" fo:text-align="start" style:justify-single-word="false" fo:orphans="2" fo:widows="2" fo:text-indent="0cm" style:auto-text-indent="false" fo:padding="0cm" fo:border="none"/>
      <style:text-properties fo:font-variant="normal" fo:text-transform="none" fo:color="#0a0a0a" loext:opacity="100%" style:font-name="Open Sans" fo:font-size="12.75pt" fo:letter-spacing="normal" fo:font-style="normal" fo:font-weight="normal"/>
    </style:style>
    <style:style style:name="P1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a4a4a" loext:opacity="100%" style:text-line-through-style="none" style:text-line-through-type="none" style:font-name="Fira Sans" fo:font-size="12pt" fo:letter-spacing="normal" fo:font-style="normal" style:text-underline-style="none" fo:font-weight="normal" officeooo:rsid="001ea7eb" officeooo:paragraph-rsid="001ea7eb" style:text-blinking="false" style:font-size-asian="15pt" style:font-weight-asian="bold" style:font-size-complex="15pt" style:font-weight-complex="bold"/>
    </style:style>
    <style:style style:name="P11" style:family="paragraph" style:parent-style-name="Standard">
      <style:text-properties style:font-name="Calibri" fo:font-weight="bold" officeooo:rsid="001ea7eb" officeooo:paragraph-rsid="001ea7eb" style:font-weight-asian="bold" style:font-weight-complex="bold"/>
    </style:style>
    <style:style style:name="P12" style:family="paragraph" style:parent-style-name="Standard">
      <style:text-properties fo:color="#000000" loext:opacity="100%" fo:font-size="18pt" fo:font-weight="bold" officeooo:rsid="001ea7eb" officeooo:paragraph-rsid="001ea7eb" style:font-size-asian="18pt" style:font-weight-asian="bold" style:font-size-complex="18pt" style:font-weight-complex="bold"/>
    </style:style>
    <style:style style:name="P13" style:family="paragraph" style:parent-style-name="Standard">
      <style:text-properties fo:color="#000000" loext:opacity="100%" officeooo:rsid="001ea7eb" officeooo:paragraph-rsid="001ea7eb"/>
    </style:style>
    <style:style style:name="P14" style:family="paragraph" style:parent-style-name="Table_20_Contents">
      <style:paragraph-properties fo:text-align="start" style:justify-single-word="false"/>
      <style:text-properties officeooo:rsid="001ea7eb" officeooo:paragraph-rsid="001ea7eb"/>
    </style:style>
    <style:style style:name="P1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size="15pt" fo:font-weight="bold" officeooo:paragraph-rsid="001ea7eb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60%" fo:text-align="start" style:justify-single-word="false" fo:orphans="2" fo:widows="2" fo:text-indent="0cm" style:auto-text-indent="false" fo:padding="0cm" fo:border="none"/>
    </style:style>
    <style:style style:name="P17" style:family="paragraph" style:parent-style-name="Heading_20_1">
      <style:paragraph-properties fo:margin-left="0.318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a4a4a" loext:opacity="100%" style:text-line-through-style="none" style:text-line-through-type="none" style:font-name="Liberation Serif" fo:font-size="16pt" fo:letter-spacing="normal" fo:font-style="normal" style:text-underline-style="solid" style:text-underline-width="auto" style:text-underline-color="font-color" fo:font-weight="bold" officeooo:paragraph-rsid="001ea7eb" style:text-blinking="false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Heading_20_1">
      <style:paragraph-properties fo:text-align="start" style:justify-single-word="false"/>
      <style:text-properties fo:font-variant="normal" fo:text-transform="none" fo:color="#172c33" loext:opacity="100%" style:font-name="Liberation Serif" fo:font-size="12pt" fo:letter-spacing="normal" fo:font-style="normal" fo:font-weight="bold" officeooo:rsid="001ea7eb" officeooo:paragraph-rsid="0020946c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Calibri" fo:font-weight="bold" officeooo:rsid="001ea7eb" officeooo:paragraph-rsid="00221f22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officeooo:rsid="0020946c" officeooo:paragraph-rsid="0020946c"/>
    </style:style>
    <style:style style:name="P21" style:family="paragraph" style:parent-style-name="Table_20_Contents">
      <style:paragraph-properties fo:text-align="start" style:justify-single-word="false"/>
      <style:text-properties fo:font-weight="bold" officeooo:rsid="001ea7eb" officeooo:paragraph-rsid="001ea7eb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weight="bold" officeooo:rsid="001ea7eb" officeooo:paragraph-rsid="0020946c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weight="bold" officeooo:rsid="00221f22" officeooo:paragraph-rsid="00221f22" style:font-weight-asian="bold" style:font-weight-complex="bold"/>
    </style:style>
    <style:style style:name="P24" style:family="paragraph" style:parent-style-name="Text_20_body" style:list-style-name="L1"/>
    <style:style style:name="P25" style:family="paragraph" style:parent-style-name="Text_20_body" style:list-style-name="L1">
      <style:paragraph-properties fo:margin-top="0cm" fo:margin-bottom="0cm" style:contextual-spacing="false"/>
    </style:style>
    <style:style style:name="P26" style:family="paragraph" style:parent-style-name="Text_20_body" style:list-style-name="L1">
      <style:text-properties style:font-name="Liberation Serif" fo:font-weight="bold" officeooo:paragraph-rsid="001ea7eb"/>
    </style:style>
    <style:style style:name="P27" style:family="paragraph" style:parent-style-name="Text_20_body" style:list-style-name="L1">
      <style:text-properties style:font-name="Liberation Serif" fo:font-weight="bold" officeooo:paragraph-rsid="001ea7eb" style:font-weight-asian="bold" style:font-weight-complex="bold"/>
    </style:style>
    <style:style style:name="P2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4pt" style:text-underline-style="none" fo:font-weight="normal" officeooo:rsid="001ea7eb" officeooo:paragraph-rsid="001ea7eb" style:font-size-asian="14pt" style:font-weight-asian="normal" style:font-size-complex="14pt" style:font-weight-complex="normal"/>
    </style:style>
    <style:style style:name="P29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0.199cm" style:auto-text-indent="false" style:page-number="auto" fo:background-color="transparent"/>
      <style:text-properties style:font-name="Liberation Serif" fo:font-size="16pt" style:text-underline-style="solid" style:text-underline-width="auto" style:text-underline-color="font-color" fo:font-weight="bold" officeooo:rsid="00230a17" officeooo:paragraph-rsid="00230a17" style:font-size-asian="16pt" style:font-weight-asian="bold" style:font-size-complex="16pt" style:font-weight-complex="bold"/>
    </style:style>
    <style:style style:name="P3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0.199cm" style:auto-text-indent="false" fo:background-color="transparent"/>
      <style:text-properties style:font-name="Liberation Serif" fo:font-size="16pt" style:text-underline-style="solid" style:text-underline-width="auto" style:text-underline-color="font-color" fo:font-weight="bold" officeooo:rsid="00230a17" officeooo:paragraph-rsid="00230a17" style:font-size-asian="16pt" style:font-weight-asian="bold" style:font-size-complex="16pt" style:font-weight-complex="bold"/>
    </style:style>
    <style:style style:name="P3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0cm" style:auto-text-indent="false" fo:background-color="transparent"/>
      <style:text-properties style:font-name="Liberation Serif" fo:font-size="16pt" style:text-underline-style="solid" style:text-underline-width="auto" style:text-underline-color="font-color" fo:font-weight="bold" officeooo:rsid="00230a17" officeooo:paragraph-rsid="00230a17" style:font-size-asian="16pt" style:font-weight-asian="bold" style:font-size-complex="16pt" style:font-weight-complex="bold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0.199cm" style:auto-text-indent="false" fo:background-color="transparent"/>
      <style:text-properties style:font-name="Liberation Serif" fo:font-size="16pt" style:text-underline-style="solid" style:text-underline-width="auto" style:text-underline-color="font-color" fo:font-weight="bold" officeooo:paragraph-rsid="00230a17"/>
    </style:style>
    <style:style style:name="P33" style:family="paragraph" style:parent-style-name="Text_20_body" style:list-style-name="L2">
      <style:paragraph-properties fo:margin-top="0cm" fo:margin-bottom="0cm" style:contextual-spacing="false"/>
    </style:style>
    <style:style style:name="P34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bold" style:font-weight-asian="bold" style:font-weight-complex="bold"/>
    </style:style>
    <style:style style:name="P35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bold"/>
    </style:style>
    <style:style style:name="P36" style:family="paragraph" style:parent-style-name="Text_20_body" style:list-style-name="L4">
      <style:paragraph-properties fo:margin-left="0.529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11111" loext:opacity="100%" style:font-name="Liberation Serif" fo:font-size="12pt" fo:letter-spacing="normal" fo:font-style="normal" fo:font-weight="bold" style:font-weight-asian="bold" style:font-weight-complex="bold"/>
    </style:style>
    <style:style style:name="P37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8" style:family="paragraph" style:parent-style-name="Text_20_body" style:list-style-name="L6">
      <style:paragraph-properties fo:margin-left="0.318cm" fo:margin-right="0cm" fo:margin-top="0cm" fo:margin-bottom="0cm" style:contextual-spacing="false" fo:orphans="2" fo:widows="2" fo:text-indent="0cm" style:auto-text-indent="false" fo:padding="0cm" fo:border="none"/>
    </style:style>
    <style:style style:name="P39" style:family="paragraph" style:parent-style-name="Text_20_body" style:list-style-name="L6">
      <style:paragraph-properties fo:margin-left="0.318cm" fo:margin-right="0cm" fo:margin-top="0cm" fo:margin-bottom="0cm" style:contextual-spacing="false" fo:orphans="2" fo:widows="2" fo:text-indent="0cm" style:auto-text-indent="false" fo:padding="0cm" fo:border="none"/>
      <style:text-properties officeooo:paragraph-rsid="001ea7eb"/>
    </style:style>
    <style:style style:name="P40" style:family="paragraph" style:parent-style-name="Text_20_body">
      <style:paragraph-properties fo:margin-left="0.318cm" fo:margin-right="0cm" fo:margin-top="0cm" fo:margin-bottom="0cm" style:contextual-spacing="false" fo:orphans="2" fo:widows="2" fo:text-indent="0cm" style:auto-text-indent="false" fo:padding="0cm" fo:border="none"/>
      <style:text-properties officeooo:paragraph-rsid="001ea7eb"/>
    </style:style>
    <style:style style:name="P41" style:family="paragraph" style:parent-style-name="Text_20_body">
      <style:paragraph-properties fo:margin-left="0.318cm" fo:margin-right="0cm" fo:margin-top="0cm" fo:margin-bottom="0cm" style:contextual-spacing="false" fo:orphans="2" fo:widows="2" fo:text-indent="0cm" style:auto-text-indent="false" fo:padding="0cm" fo:border="none"/>
    </style:style>
    <style:style style:name="P42" style:family="paragraph" style:parent-style-name="Text_20_body" style:list-style-name="L5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43" style:family="paragraph" style:parent-style-name="Text_20_body">
      <style:paragraph-properties fo:margin-left="0cm" fo:margin-right="0cm" fo:margin-top="0cm" fo:margin-bottom="0cm" style:contextual-spacing="false" fo:line-height="160%" fo:text-align="start" style:justify-single-word="false" fo:orphans="2" fo:widows="2" fo:text-indent="0cm" style:auto-text-indent="false" fo:padding="0cm" fo:border="none"/>
    </style:style>
    <style:style style:name="P4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0.199cm" style:auto-text-indent="false" fo:background-color="transparent"/>
      <style:text-properties officeooo:paragraph-rsid="00230a17"/>
    </style:style>
    <style:style style:name="P45" style:family="paragraph" style:parent-style-name="normal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style:font-name="Liberation Serif" fo:font-size="16pt" fo:font-style="normal" style:text-underline-style="solid" style:text-underline-width="auto" style:text-underline-color="font-color" fo:font-weight="bold" officeooo:paragraph-rsid="001ea7eb" style:font-size-asian="16pt" style:font-style-asian="normal" style:font-weight-asian="bold" style:font-size-complex="16pt" style:font-style-complex="normal" style:font-weight-complex="bold"/>
    </style:style>
    <style:style style:name="P46" style:family="paragraph" style:parent-style-name="normal" style:master-page-name="">
      <loext:graphic-properties draw:fill="none"/>
      <style:paragraph-properties fo:margin-left="-1.101cm" fo:margin-right="0cm" fo:margin-top="0cm" fo:margin-bottom="0cm" style:contextual-spacing="false" fo:line-height="115%" fo:text-align="start" style:justify-single-word="false" fo:orphans="2" fo:widows="2" fo:text-indent="0cm" style:auto-text-indent="false" style:page-number="auto" fo:background-color="transparent" fo:padding="0cm" fo:border="none" style:writing-mode="lr-tb"/>
      <style:text-properties style:font-name="Liberation Serif" fo:font-size="14pt" fo:font-style="normal" style:text-underline-style="none" fo:font-weight="normal" officeooo:rsid="00221f22" officeooo:paragraph-rsid="00221f22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normal">
      <loext:graphic-properties draw:fill="none"/>
      <style:paragraph-properties fo:margin-left="-1.101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fo:padding="0cm" fo:border="none" style:writing-mode="lr-tb"/>
      <style:text-properties style:font-name="Liberation Serif" fo:font-size="14pt" fo:font-style="normal" style:text-underline-style="none" fo:font-weight="normal" officeooo:rsid="00221f22" officeooo:paragraph-rsid="00221f22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1ea7eb"/>
    </style:style>
    <style:style style:name="T2" style:family="text">
      <style:text-properties style:font-name="Marianne" fo:font-weight="bold"/>
    </style:style>
    <style:style style:name="T3" style:family="text">
      <style:text-properties style:font-name="Marianne" fo:font-weight="bold" officeooo:rsid="001ea7eb"/>
    </style:style>
    <style:style style:name="T4" style:family="text">
      <style:text-properties fo:font-variant="normal" fo:text-transform="none" fo:color="#3a3a3a" loext:opacity="100%" fo:font-size="12pt" fo:letter-spacing="normal" fo:font-style="normal"/>
    </style:style>
    <style:style style:name="T5" style:family="text">
      <style:text-properties fo:font-variant="normal" fo:text-transform="none" fo:color="#000f2b" loext:opacity="100%" fo:letter-spacing="normal" fo:font-style="normal"/>
    </style:style>
    <style:style style:name="T6" style:family="text">
      <style:text-properties fo:font-variant="normal" fo:text-transform="none" fo:color="#000f2b" loext:opacity="100%" fo:letter-spacing="normal" fo:font-style="normal" style:font-weight-asian="bold" style:font-weight-complex="bold"/>
    </style:style>
    <style:style style:name="T7" style:family="text">
      <style:text-properties fo:font-variant="normal" fo:text-transform="none" fo:color="#000f2b" loext:opacity="100%" fo:letter-spacing="normal" fo:font-style="normal" officeooo:rsid="001ea7eb" style:font-weight-asian="bold" style:font-weight-complex="bold"/>
    </style:style>
    <style:style style:name="T8" style:family="text">
      <style:text-properties fo:font-variant="normal" fo:text-transform="none" fo:color="#111111" loext:opacity="100%" style:font-name="Liberation Serif" fo:font-size="15pt" fo:letter-spacing="normal" fo:font-style="normal" fo:font-weight="normal"/>
    </style:style>
    <style:style style:name="T9" style:family="text">
      <style:text-properties fo:font-variant="normal" fo:text-transform="none" fo:color="#111111" loext:opacity="100%" style:font-name="Liberation Serif" fo:font-size="15pt" fo:letter-spacing="normal" fo:font-style="normal" fo:font-weight="normal" officeooo:rsid="0020946c" fo:background-color="transparent" loext:char-shading-value="0"/>
    </style:style>
    <style:style style:name="T10" style:family="text">
      <style:text-properties fo:font-variant="normal" fo:text-transform="none" fo:color="#111111" loext:opacity="100%" style:font-name="Liberation Serif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111111" loext:opacity="100%" style:font-name="Liberation Serif" fo:font-size="12pt" fo:letter-spacing="normal" fo:font-style="normal" fo:font-weight="normal" officeooo:rsid="001ea7eb" style:font-size-asian="12pt" style:font-size-complex="12pt"/>
    </style:style>
    <style:style style:name="T12" style:family="text">
      <style:text-properties fo:font-variant="normal" fo:text-transform="none" fo:color="#000000" loext:opacity="100%" style:font-name="Gotham" fo:font-size="12pt" fo:letter-spacing="normal" fo:font-style="normal" fo:font-weight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bold" style:text-blinking="false" fo:background-color="transparent" loext:char-shading-value="0" style:font-weight-asian="bold" style:font-weight-complex="bold" loext:padding="0cm" loext:border="none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style:text-blinking="false" fo:background-color="transparent" loext:char-shading-value="0" style:font-size-asian="15pt" style:font-weight-asian="normal" style:font-size-complex="15pt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230a17" style:text-blinking="false" fo:background-color="transparent" loext:char-shading-value="0" style:font-size-asian="15pt" style:font-weight-asian="normal" style:font-size-complex="15pt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Liberation Serif" fo:font-size="15pt" fo:language="fr" fo:country="FR" fo:font-style="normal" style:text-underline-style="none" fo:font-weight="normal" style:text-blinking="false" fo:background-color="transparent" loext:char-shading-value="0" style:font-size-asian="15pt" style:font-weight-asian="normal" style:font-size-complex="15pt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Liberation Serif" fo:font-size="15pt" fo:language="fr" fo:country="FR" fo:font-style="normal" style:text-underline-style="none" fo:font-weight="bold" style:text-blinking="false" fo:background-color="transparent" loext:char-shading-value="0" style:font-size-asian="15pt" style:font-weight-asian="normal" style:font-size-complex="15pt" style:font-weight-complex="normal"/>
    </style:style>
    <style:style style:name="T20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weight-asian="bold" style:font-weight-complex="bold"/>
    </style:style>
    <style:style style:name="T21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1ea7eb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000000" loext:opacity="100%" style:font-name="Liberation Serif" fo:font-size="12pt" fo:letter-spacing="normal" fo:font-style="normal" style:font-size-asian="12pt" style:font-size-complex="12pt"/>
    </style:style>
    <style:style style:name="T23" style:family="text">
      <style:text-properties fo:font-variant="normal" fo:text-transform="none" fo:color="#4a4a4a" loext:opacity="100%" style:text-line-through-style="none" style:text-line-through-type="none" style:font-name="Fira Sans" fo:font-size="12pt" fo:letter-spacing="normal" fo:font-style="normal" style:text-underline-style="none" fo:font-weight="normal" style:text-blinking="false"/>
    </style:style>
    <style:style style:name="T24" style:family="text">
      <style:text-properties fo:font-variant="normal" fo:text-transform="none" fo:color="#4a4a4a" loext:opacity="100%" style:text-line-through-style="none" style:text-line-through-type="none" style:font-name="Fira Sans" fo:font-size="12pt" fo:letter-spacing="normal" fo:font-style="normal" style:text-underline-style="none" fo:font-weight="normal" style:text-blinking="false" loext:padding="0cm" loext:border="none"/>
    </style:style>
    <style:style style:name="T25" style:family="text">
      <style:text-properties fo:font-variant="normal" fo:text-transform="none" fo:color="#4a4a4a" loext:opacity="100%" style:text-line-through-style="none" style:text-line-through-type="none" style:font-name="Fira Sans" fo:font-size="12pt" fo:letter-spacing="normal" fo:font-style="normal" style:text-underline-style="none" fo:font-weight="bold" style:text-blinking="false" loext:padding="0cm" loext:border="none"/>
    </style:style>
    <style:style style:name="T26" style:family="text">
      <style:text-properties fo:font-variant="normal" fo:text-transform="none" fo:color="#4a4a4a" loext:opacity="100%" style:text-line-through-style="none" style:text-line-through-type="none" fo:letter-spacing="normal" style:text-blinking="false"/>
    </style:style>
    <style:style style:name="T27" style:family="text">
      <style:text-properties fo:font-variant="normal" fo:text-transform="none" fo:color="#0a0a0a" loext:opacity="100%" style:font-name="Open Sans" fo:font-size="12pt" fo:letter-spacing="normal" fo:font-style="normal" fo:font-weight="bold"/>
    </style:style>
    <style:style style:name="T28" style:family="text">
      <style:text-properties fo:font-variant="normal" fo:text-transform="none" fo:color="#0a0a0a" loext:opacity="100%" style:font-name="Open Sans" fo:font-size="12.75pt" fo:letter-spacing="normal" fo:font-style="normal" fo:font-weight="normal"/>
    </style:style>
    <style:style style:name="T29" style:family="text">
      <style:text-properties fo:font-variant="normal" fo:text-transform="none" fo:color="#0a0a0a" loext:opacity="100%" style:font-name="Open Sans" fo:font-size="12.75pt" fo:letter-spacing="normal" fo:font-style="normal" fo:font-weight="bold"/>
    </style:style>
    <style:style style:name="T30" style:family="text">
      <style:text-properties fo:font-variant="normal" fo:text-transform="none" fo:color="#0a0a0a" loext:opacity="100%" style:font-name="Merriweather" fo:font-size="18pt" fo:letter-spacing="normal" fo:font-style="normal" fo:font-weight="normal"/>
    </style:style>
    <style:style style:name="T31" style:family="text">
      <style:text-properties fo:font-variant="normal" fo:text-transform="none" fo:color="#172c33" loext:opacity="100%" style:font-name="Liberation Serif" fo:font-size="12pt" fo:letter-spacing="normal" fo:font-style="normal" fo:font-weight="normal" style:font-size-asian="12pt" style:font-size-complex="12pt"/>
    </style:style>
    <style:style style:name="T32" style:family="text">
      <style:text-properties fo:font-variant="normal" fo:text-transform="none" fo:color="#172c33" loext:opacity="100%" style:font-name="Liberation Serif" fo:font-size="12pt" fo:letter-spacing="normal" fo:font-style="normal" style:font-size-asian="12pt" style:font-size-complex="12pt"/>
    </style:style>
    <style:style style:name="T33" style:family="text">
      <style:text-properties style:font-weight-asian="bold" style:font-weight-complex="bold"/>
    </style:style>
    <style:style style:name="T34" style:family="text">
      <style:text-properties officeooo:rsid="001ea7eb" style:font-weight-asian="bold" style:font-weight-complex="bold"/>
    </style:style>
    <style:style style:name="T35" style:family="text">
      <style:text-properties style:font-name="Liberation Serif"/>
    </style:style>
    <style:style style:name="T36" style:family="text">
      <style:text-properties fo:color="#111111" loext:opacity="100%" style:font-weight-asian="bold" style:font-weight-complex="bold"/>
    </style:style>
    <style:style style:name="T37" style:family="text">
      <style:text-properties fo:font-size="15pt" officeooo:rsid="001ea7eb" style:font-size-asian="15pt" style:font-size-complex="15pt"/>
    </style:style>
    <style:style style:name="T38" style:family="text">
      <style:text-properties officeooo:rsid="001ea7eb" style:font-size-asian="15pt" style:font-weight-asian="bold" style:font-size-complex="15pt" style:font-weight-complex="bold"/>
    </style:style>
    <style:style style:name="T39" style:family="text">
      <style:text-properties style:text-underline-style="none" fo:font-weight="normal" style:font-weight-asian="normal" style:font-weight-complex="normal"/>
    </style:style>
    <style:style style:name="T40" style:family="text">
      <style:text-properties style:text-underline-style="none" fo:font-weight="normal" officeooo:rsid="00230a17" style:font-size-asian="16pt" style:font-weight-asian="normal" style:font-size-complex="16pt" style:font-weight-complex="normal"/>
    </style:style>
    <style:style style:name="T41" style:family="text">
      <style:text-properties fo:color="#000000" loext:opacity="100%"/>
    </style:style>
    <style:style style:name="T42" style:family="text">
      <style:text-properties fo:color="#000000" loext:opacity="100%" style:text-underline-style="solid" style:text-underline-width="auto" style:text-underline-color="font-color" fo:background-color="transparent" loext:char-shading-value="0"/>
    </style:style>
    <style:style style:name="T43" style:family="text">
      <style:text-properties fo:color="#000000" loext:opacity="100%" style:font-name="Marianne" fo:font-weight="bold"/>
    </style:style>
    <style:style style:name="T44" style:family="text">
      <style:text-properties fo:color="#000000" loext:opacity="100%" fo:background-color="transparent" loext:char-shading-value="0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officeooo:rsid="00230a17" style:font-size-asian="16pt" style:font-weight-asian="bold" style:font-size-complex="16pt" style:font-weight-complex="bold"/>
    </style:style>
    <style:style style:name="T47" style:family="text">
      <style:text-properties style:font-name="Liberation Serif" style:text-underline-style="none" fo:font-weight="normal" officeooo:rsid="00230a17" style:font-size-asian="16pt" style:font-weight-asian="normal" style:font-size-complex="16pt" style:font-weight-complex="normal"/>
    </style:style>
    <style:style style:name="T48" style:family="text">
      <style:text-properties style:font-name="Liberation Serif" fo:font-size="15pt" style:text-underline-style="none" fo:font-weight="normal" officeooo:rsid="00230a17" style:font-size-asian="15pt" style:font-weight-asian="normal" style:font-size-complex="15pt" style:font-weight-complex="normal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Mission 1- Prise en compte du contexte</text:p>
      <text:p text:style-name="P13"/>
      <text:h text:style-name="P4" text:outline-level="2">Quel type de site choisir?</text:h>
      <text:p text:style-name="P5"><text:span text:style-name="T37">1.1- </text:span>En fonction de différents critères, comme la clientèle visée (vente entre professionnels ou «BtoB» ou vente aux particuliers ou « BtoC »), le budget ou encore le temps disponible, plusieurs solutions s’offrent à vous. Vous pouvez par exemple opter pour:</text:p>
      <text:list text:style-name="L1">
        <text:list-item>
          <text:p text:style-name="P25"><text:span text:style-name="Strong_20_Emphasis"><text:span text:style-name="T2">une véritable boutique en ligne</text:span></text:span>, ou site marchand, accessible à tous et qui permet aux clients d’acheter et de payer directement sur Internet.</text:p>
        </text:list-item>
        <text:list-item>
          <text:p text:style-name="P25"><text:span text:style-name="Strong_20_Emphasis"><text:span text:style-name="T2">un extranet </text:span></text:span>pour vos clients, c’est-à-dire un site à accès sécurisé, réservé à vos clients, avec possibilité de présenter votre catalogue, vos offres commerciales et de prendre des commandes</text:p>
        </text:list-item>
        <text:list-item>
          <text:p text:style-name="P24"><text:span text:style-name="Strong_20_Emphasis"><text:span text:style-name="T2">un site «vitrine </text:span></text:span><text:span text:style-name="Strong_20_Emphasis"><text:span text:style-name="T3">séduisant</text:span></text:span><text:span text:style-name="Strong_20_Emphasis"><text:span text:style-name="T2">»</text:span></text:span>, qui présente les différents produits ou prestations proposés, sans possibilité d’acheter en ligne</text:p>
        </text:list-item>
        <text:list-item>
          <text:p text:style-name="P26"><text:span text:style-name="T34">avoir une</text:span><text:span text:style-name="T6"> structure de site claire et intuitive, </text:span><text:span text:style-name="T7">u</text:span><text:span text:style-name="T6">ne navigation claire, </text:span><text:span text:style-name="T7">d</text:span><text:span text:style-name="T6">es photos produits de haute qualité, </text:span><text:span text:style-name="T7">u</text:span><text:span text:style-name="T6">n processus de paiement simple et sans distraction</text:span></text:p>
          <text:p text:style-name="P27"/>
        </text:list-item>
      </text:list>
      <text:p text:style-name="P11"><text:span text:style-name="T4">Il est bien sûr possible de combiner une boutique en ligne ou un site vitrine avec une présence sur les réseaux sociaux.</text:span> </text:p>
      <text:p text:style-name="P11"/>
      <text:p text:style-name="P6">Les mentions obligatoires à faire apparaître sur votre site :</text:p>
      <text:list xml:id="list2954387753" text:style-name="L2">
        <text:list-item>
          <text:p text:style-name="P33"><text:span text:style-name="Strong_20_Emphasis"><text:span text:style-name="T43">les mentions légales </text:span></text:span><text:span text:style-name="T41">(identité de l’entreprise,</text:span><text:a xlink:type="simple" xlink:href="https://entreprendre.service-public.fr/vosdroits/F35934" office:target-frame-name="_blank" xlink:show="new" text:style-name="Internet_20_link" text:visited-style-name="Visited_20_Internet_20_Link"><text:span text:style-name="T42">numéro d’immatriculation</text:span></text:a><text:span text:style-name="T44">,</text:span><text:span text:style-name="T41">au registre du commerce et des sociétés, mail et numéro de téléphone de votre entreprise,</text:span><text:a xlink:type="simple" xlink:href="https://entreprendre.service-public.fr/vosdroits/F23570" office:target-frame-name="_blank" xlink:show="new" text:style-name="Internet_20_link" text:visited-style-name="Visited_20_Internet_20_Link"><text:span text:style-name="T44">numéro d’identification à la TVA</text:span></text:a><text:span text:style-name="T41">, identité de l’hébergeur du site, etc.)</text:span></text:p>
        </text:list-item>
        <text:list-item>
          <text:p text:style-name="P33"><text:span text:style-name="Strong_20_Emphasis"><text:span text:style-name="T43">les conditions générales de vente </text:span></text:span><text:span text:style-name="T41">(CGV)</text:span></text:p>
        </text:list-item>
        <text:list-item>
          <text:p text:style-name="P33"><text:span text:style-name="Strong_20_Emphasis"><text:span text:style-name="T43">les informations sur le traitement </text:span></text:span><text:span text:style-name="T41">des données personnelles et utilisation de cookies</text:span></text:p>
        </text:list-item>
      </text:list>
      <text:p text:style-name="Text_20_body"/>
      <text:p text:style-name="P2"><text:span text:style-name="T8">L'aide à la création ou à la reprise d'une entreprise (</text:span><text:span text:style-name="Strong_20_Emphasis"><text:span text:style-name="T9">Acre</text:span></text:span><text:span text:style-name="T8">) consiste en une exonération temporaire de cotisations sociales en début d'activité. Le bénéfice de l'Acre et les formalités à accomplir diffèrent pour les micro-entrepreneurs (« auto-entrepreneurs »).</text:span><text:span text:style-name="T35"> </text:span></text:p>
      <text:p text:style-name="P15"><text:span text:style-name="T38">1.2-</text:span><text:span text:style-name="T12">Voici les étapes pour devenir micro-entrepreneur :</text:span></text:p>
      <text:list xml:id="list3891526073" text:style-name="L3">
        <text:list-item>
          <text:p text:style-name="P34">1) Choisir le nom de son entreprise.</text:p>
        </text:list-item>
        <text:list-item>
          <text:p text:style-name="P37"><text:span text:style-name="T20">2) Déclarer son activité auprès de l’INPI</text:span><text:span text:style-name="T21">(</text:span><text:span text:style-name="T10">Institut National de la Propriété Industrielle</text:span><text:span text:style-name="T11">)</text:span></text:p>
        </text:list-item>
        <text:list-item>
          <text:p text:style-name="P34">3) Compléter les formalités administratives (justificatifs communs ou spécifiques selon l'activité).</text:p>
        </text:list-item>
        <text:list-item>
          <text:p text:style-name="P34">4) Sol<text:span text:style-name="T1">l</text:span>iciter des aides.</text:p>
        </text:list-item>
        <text:list-item>
          <text:p text:style-name="P34">5) Domicilier le siège social de son entreprise.</text:p>
        </text:list-item>
        <text:list-item>
          <text:p text:style-name="P34">6) Immatriculer son entreprise (c'est gratuit).</text:p>
        </text:list-item>
        <text:list-item>
          <text:p text:style-name="P35"><text:soft-page-break/><text:span text:style-name="T33">7) Mettre en place les registres obligatoires </text:span><text:span text:style-name="T34">(</text:span><text:span text:style-name="T36">Les commerçants doivent s’immatriculer au registre du commerce et des sociétés (RCS).</text:span></text:p>
        </text:list-item>
      </text:list>
      <text:list text:style-name="L4">
        <text:list-item>
          <text:p text:style-name="P36">Pour les artisans, c’est le répertoire des métiers (RM)</text:p>
        </text:list-item>
      </text:list>
      <text:list xml:id="list120247855580372" text:continue-list="list3891526073" text:style-name="L3">
        <text:list-item>
          <text:p text:style-name="P34"/>
        </text:list-item>
        <text:list-item>
          <text:p text:style-name="P37"><text:span text:style-name="T20">8) Ouvrir un </text:span><text:a xlink:type="simple" xlink:href="https://propulsebyca.fr/compte-pro/compte-pro-micro-entrepreneur" office:target-frame-name="_self" xlink:show="replace" text:style-name="Internet_20_link" text:visited-style-name="Visited_20_Internet_20_Link"><text:span text:style-name="T13">compte bancaire professionnel.</text:span></text:a></text:p>
        </text:list-item>
        <text:list-item>
          <text:p text:style-name="P34"><text:span text:style-name="T1">9</text:span>) Se protéger en choisissant une mutuelle.</text:p>
        </text:list-item>
      </text:list>
      <text:p text:style-name="P7"/>
      <text:p text:style-name="P8">Pour bénéficier du régime de la micro-entreprise, le chiffre d’affaires ou les recettes doivent être en dessous des seuils suivants:</text:p>
      <text:p text:style-name="P8"/>
      <text:p text:style-name="P8">Pour les activités de commerce et fourniture de logement: 188 700€</text:p>
      <text:p text:style-name="P8">Pour les activités de prestation de services: 77 700€</text:p>
      <text:p text:style-name="P8"/>
      <text:p text:style-name="P3"><text:span text:style-name="T38">1.3- </text:span><text:span text:style-name="T30">Quelles sont les conditions requises pour avoir le statut d’étudiant-entrepreneur ?</text:span></text:p>
      <text:p text:style-name="P9">Le statut d’étudiant-entrepreneur est délivré par un jury. Le PEPITE est chargé d’instruire les demandes pour le ministère de l’enseignement supérieur et de la recherche.</text:p>
      <text:p text:style-name="P9">Pour pouvoir prétendre à ce statut, vous devez remplir les conditions suivantes :</text:p>
      <text:list text:style-name="L5">
        <text:list-item>
          <text:p text:style-name="P42"><text:span text:style-name="Strong_20_Emphasis"><text:span text:style-name="T27">Avoir moins de 28 ans (sans âge minimum)</text:span></text:span></text:p>
        </text:list-item>
        <text:list-item>
          <text:p text:style-name="P42"><text:span text:style-name="Strong_20_Emphasis"><text:span text:style-name="T27">Etre en cours ou en fin d’étude</text:span></text:span></text:p>
        </text:list-item>
        <text:list-item>
          <text:p text:style-name="P42"><text:span text:style-name="Strong_20_Emphasis"><text:span text:style-name="T27">Avoir le baccalauréat</text:span></text:span></text:p>
        </text:list-item>
      </text:list>
      <text:p text:style-name="P16"><text:span text:style-name="T28">Vous devrez ensuite remplir le </text:span><text:span text:style-name="Strong_20_Emphasis"><text:span text:style-name="T29">dossier de candidature </text:span></text:span><text:span text:style-name="T28">qui se trouve sur le site internet du Ministère de l’Education sur le site pepite-france.fr. Ce dossier sera présenté au comité d’enseignants et d’entrepreneurs qui validera ou non la demande.</text:span></text:p>
      <text:p text:style-name="P16"/>
      <text:p text:style-name="P10">Les avantages liés au SNEE (Statut National d’Étudiant-Entrepreneur) sont nombreux, parmi ceux-ci, citons :</text:p>
      <text:p text:style-name="P10"/>
      <text:list xml:id="list142240163" text:style-name="L6">
        <text:list-item>
          <text:p text:style-name="P38"><text:span text:style-name="T23">La possibilité d’obtenir des</text:span><text:span text:style-name="Strong_20_Emphasis"><text:span text:style-name="T24"> </text:span></text:span><text:span text:style-name="Strong_20_Emphasis"><text:span text:style-name="T25">aménagements dans votre emploi du temps</text:span></text:span><text:span text:style-name="T23"> et d’adapter ainsi votre scolarité à votre parcours entrepreneurial.</text:span></text:p>
        </text:list-item>
        <text:list-item>
          <text:p text:style-name="P38"><text:span text:style-name="T23">Le droit de </text:span><text:span text:style-name="Strong_20_Emphasis"><text:span text:style-name="T25">remplacer un stage obligatoire dans votre cursus </text:span></text:span><text:span text:style-name="T23">par l’incubation et le développement de votre projet.</text:span></text:p>
        </text:list-item>
        <text:list-item>
          <text:p text:style-name="P39"><text:span text:style-name="T23">La chance d’être </text:span><text:span text:style-name="Strong_20_Emphasis"><text:span text:style-name="T25">accompagné par des tuteurs </text:span></text:span><text:span text:style-name="T23">(entrepreneurs expérimentés, jeunes patrons, créateurs de start-up, spécialistes de la gestion de projets innovants…) et </text:span><text:span text:style-name="Strong_20_Emphasis"><text:span text:style-name="T25">un référent du réseau PEPITE</text:span></text:span><text:span text:style-name="T23"> à toutes les étapes de la création de votre entreprise.</text:span></text:p>
        </text:list-item>
      </text:list>
      <text:p text:style-name="P40"/>
      <text:list xml:id="list120246015124135" text:continue-numbering="true" text:style-name="L6">
        <text:list-item>
          <text:p text:style-name="P38"><text:soft-page-break/><text:span text:style-name="T23">L’accès à des </text:span><text:span text:style-name="Strong_20_Emphasis"><text:span text:style-name="T25">espaces de coworking</text:span></text:span><text:span text:style-name="T23">, à des financeurs, à des coachs qui vous permettent d’</text:span><text:span text:style-name="Strong_20_Emphasis"><text:span text:style-name="T25">apprendre à entreprendre</text:span></text:span><text:span text:style-name="T23">, vous aident à élaborer votre business-plan, à opérer une levée de fonds, à mener une étude de marché, etc.</text:span></text:p>
        </text:list-item>
        <text:list-item>
          <text:p text:style-name="P38"/>
        </text:list-item>
        <text:list-item>
          <text:p text:style-name="P38"><text:span text:style-name="T23">L’opportunité de </text:span><text:span text:style-name="Strong_20_Emphasis"><text:span text:style-name="T25">travailler aux côtés d’autres jeunes entrepreneurs</text:span></text:span><text:span text:style-name="T23"> dans un environnement stimulant.</text:span></text:p>
        </text:list-item>
      </text:list>
      <text:p text:style-name="P41"/>
      <text:p text:style-name="P17"><text:bookmark text:name="_p09sdkmkjow5"/>Mission 2 - Identification des besoins matériels et proposition de solutions</text:p>
      <text:p text:style-name="P45"><draw:frame draw:style-name="fr1" draw:name="Cadre1" text:anchor-type="paragraph" svg:x="-1.131cm" svg:y="0.61cm" svg:width="19.528cm" draw:z-index="0"><draw:text-box fo:min-height="5.697cm"><table:table table:name="Tableau1" table:style-name="Tableau1"><table:table-column table:style-name="Tableau1.A"/><table:table-column table:style-name="Tableau1.B"/><table:table-column table:style-name="Tableau1.C"/><table:table-column table:style-name="Tableau1.D"/><table:table-column table:style-name="Tableau1.E"/><table:table-column table:style-name="Tableau1.F"/><table:table-column table:style-name="Tableau1.G"/><table:table-row table:style-name="Tableau1.1"><table:table-cell table:style-name="Tableau1.A1" office:value-type="string"><text:p text:style-name="P21">Les matériels</text:p></table:table-cell><table:table-cell table:style-name="Tableau1.A1" office:value-type="string"><text:p text:style-name="P21">Imprimante HP Deskjet 3760</text:p></table:table-cell><table:table-cell table:style-name="Tableau1.A1" office:value-type="string"><text:p text:style-name="P18">HP 250 G9 Notebook - 15.6" - Intel Core i5 1235U <text:s/>RAM - - 16 Go - Français</text:p></table:table-cell><table:table-cell table:style-name="Tableau1.A1" office:value-type="string"><text:p text:style-name="P21">Appareil photo</text:p></table:table-cell><table:table-cell table:style-name="Tableau1.A1" office:value-type="string"><text:p text:style-name="P22">Ram</text:p><text:p text:style-name="P22"><text:span text:style-name="T22">G.Skill Aegis 16 Go (2 x 8 Go) DDR4 3200 MHz CL16</text:span></text:p></table:table-cell><table:table-cell table:style-name="Tableau1.A1" office:value-type="string"><text:p text:style-name="P21">Disque </text:p></table:table-cell><table:table-cell table:style-name="Tableau1.G1" office:value-type="string"><text:p text:style-name="P23">Total TTC</text:p></table:table-cell></table:table-row><table:table-row><table:table-cell table:style-name="Tableau1.A2" office:value-type="string"><text:p text:style-name="P14">Prix</text:p></table:table-cell><table:table-cell table:style-name="Tableau1.A2" office:value-type="string"><text:p text:style-name="P14">54€</text:p></table:table-cell><table:table-cell table:style-name="Tableau1.A2" office:value-type="string"><text:p text:style-name="P14">792,76€</text:p></table:table-cell><table:table-cell table:style-name="Tableau1.A2" office:value-type="string"><text:p text:style-name="P14">199,90€</text:p></table:table-cell><table:table-cell table:style-name="Tableau1.A2" office:value-type="string"><text:p text:style-name="P20">43,15€</text:p></table:table-cell><table:table-cell table:style-name="Tableau1.A2" office:value-type="string"><text:p text:style-name="P20">Inclus dans le notebook</text:p></table:table-cell><table:table-cell table:style-name="Tableau1.G2" office:value-type="string"><text:p text:style-name="P23">1026,81€</text:p></table:table-cell></table:table-row></table:table><text:p text:style-name="P1"/></draw:text-box></draw:frame></text:p>
      <text:p text:style-name="P46">Pour le moment, Juliette dispose de tous les matériaux nécessaires pour commencer à créer son site web,<text:span text:style-name="T26"/></text:p>
      <text:p text:style-name="P47">Et si besoin, elle pourra toujours trouver des matériaux pour Les solutions de sauvegarde, puisque qu’il lui reste encore de l’argent.<text:span text:style-name="T26"/></text:p>
      <text:p text:style-name="P28"/>
      <text:p text:style-name="P29"><text:s/>Mission 4- Installation du serveur Linux et du client Windows</text:p>
      <text:p text:style-name="P32"><text:span text:style-name="T46">4.1- Nous</text:span><text:span text:style-name="T40"> avons télécharger</text:span><text:bookmark text:name="docs-internal-guid-6b32acfd-7fff-da8a-6ec6-813c8ab2ec33"/><text:span text:style-name="T48"> </text:span><text:span text:style-name="T16">une image iso du système linux pclinuxos, et son fichier md5sum associé.</text:span></text:p>
      <text:p text:style-name="P44"><text:span text:style-name="T17">4.3- </text:span><text:span text:style-name="T18">Linux est un système d'exploitation Open Source. Un système d'exploitation est un logiciel qui </text:span><text:span text:style-name="T19">gère directement les composants physiques du système ainsi que ses ressources, telles que le processeur, la mémoire et le stockage</text:span><text:span text:style-name="T18">. Il représente l'interface entre les applications et le matériel.</text:span><text:span text:style-name="T16"> </text:span></text:p>
      <text:p text:style-name="P30"><text:span text:style-name="T39"/></text:p>
      <text:p text:style-name="P31"><text:span text:style-name="T39"/></text:p>
      <text:p text:style-name="P19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Calibri" svg:font-family="Calibri" style:font-family-generic="swiss" style:font-pitch="variable"/>
    <style:font-face style:name="Fira Sans" svg:font-family="'Fira Sans', sans-serif"/>
    <style:font-face style:name="Gotham" svg:font-family="Gotha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ianne" svg:font-family="Marianne, Roboto, apple-system, BlinkMacSystemFont, 'Segoe UI', Oxygen-Sans, Ubuntu, Cantarell, 'Helvetica Neue', sans-serif"/>
    <style:font-face style:name="Merriweather" svg:font-family="Merriweather, serif"/>
    <style:font-face style:name="Microsoft YaHei" svg:font-family="'Microsoft YaHei'" style:font-family-generic="system" style:font-pitch="variable"/>
    <style:font-face style:name="Montserrat" svg:font-family="Montserrat, sans-serif"/>
    <style:font-face style:name="NSimSun" svg:font-family="NSimSun" style:font-family-generic="system" style:font-pitch="variable"/>
    <style:font-face style:name="Open Sans" svg:font-family="'Open Sans', 'Helvetica Neue', Helvetica, Roboto, Arial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4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9T10:23:52.064000000</meta:creation-date>
    <dc:date>2023-09-26T12:02:45.735000000</dc:date>
    <meta:editing-duration>PT5H40M41S</meta:editing-duration>
    <meta:editing-cycles>4</meta:editing-cycles>
    <meta:generator>LibreOffice/7.5.3.2$Windows_X86_64 LibreOffice_project/9f56dff12ba03b9acd7730a5a481eea045e468f3</meta:generator>
    <meta:document-statistic meta:table-count="1" meta:image-count="0" meta:object-count="0" meta:page-count="4" meta:paragraph-count="64" meta:word-count="844" meta:character-count="5322" meta:non-whitespace-character-count="4561"/>
  </office:meta>
</office:document-meta>
</file>